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8.00pt" fo:font-weight="bold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8" style:family="text">
      <style:text-properties fo:font-size="18.00pt" fo:font-weight="bold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bold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15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18" style:family="text">
      <style:text-properties fo:font-size="18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2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2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2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3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3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left"/>
    </style:style>
  </office:automatic-styles>
  <office:body>
    <office:text>
      <text:p text:style-name="P1"><text:span text:style-name="T1">Curso de Diseño de PCBs - CESE</text:span></text:p>
      <text:p text:style-name="P1"><text:span text:style-name="T1">Hoja de presentación de proyecto</text:span></text:p>
      <text:p text:style-name="P2"><text:span text:style-name="T2"/></text:p>
      <text:p text:style-name="P2"><text:span text:style-name="T3">Nombre corto del proyecto:</text:span><text:span text:style-name="T4"><text:s/></text:span></text:p>
      <text:p text:style-name="P2"><text:span text:style-name="T5">Poncho EDU-CIAA wifi-bluetooth</text:span></text:p>
      <text:p text:style-name="P2"><text:span text:style-name="T6"/></text:p>
      <text:p text:style-name="P2"><text:span text:style-name="T7">Autor:</text:span></text:p>
      <text:p text:style-name="P2"><text:span text:style-name="T8">Julio Gastón Coccé</text:span></text:p>
      <text:p text:style-name="P2"><text:span text:style-name="T9"/></text:p>
      <text:p text:style-name="P2"><text:span text:style-name="T10">Fecha de este documento::</text:span></text:p>
      <text:p text:style-name="P2"><text:span text:style-name="T11"/></text:p>
      <text:p text:style-name="P2"><text:span text:style-name="T12">11 de Mayo de 2017</text:span></text:p>
      <text:p text:style-name="P2"><text:span text:style-name="T13"/></text:p>
      <text:p text:style-name="P2"><text:span text:style-name="T14">Licencia:</text:span></text:p>
      <text:p text:style-name="P2"><text:span text:style-name="T15">BSD</text:span></text:p>
      <text:p text:style-name="P2"><text:span text:style-name="T16"/></text:p>
      <text:p text:style-name="P2"><text:span text:style-name="T17">Repositorio de trabajo:</text:span></text:p>
      <text:p text:style-name="P2"><text:a xlink:href="https://github.com/gcocce/poncho_EDU-CIAA_wifi_blth"><text:span text:style-name="T18">https://github.com/gcocce/poncho_EDU-CIAA_wifi_blth</text:span></text:a><text:span text:style-name="T19"/></text:p>
      <text:p text:style-name="P2"><text:span text:style-name="T20"/></text:p>
      <text:p text:style-name="P2"><text:span text:style-name="T21"/></text:p>
      <text:p text:style-name="P2"><text:span text:style-name="T22">Descripción:</text:span></text:p>
      <text:p text:style-name="P2"><text:span text:style-name="T23">El circuito de este proyecto permite realizar un poncho para la EDU-CIAA usando el módulo ESP-WROOM-32 que cuenta con conectividad WIFI y BLUETOOTH. El circuito se alimenta con energía de la placa EDU-CIAA y se comunicará con la EDU-CIAA por UART.</text:span></text:p>
      <text:p text:style-name="P2"><text:span text:style-name="T24"/></text:p>
      <text:p text:style-name="P2"><text:span text:style-name="T25">Requisitos del profesor:</text:span></text:p>
      <text:p text:style-name="P2"><text:span text:style-name="T26">Colocar los requisitos acordados con el profesor. Por ejemplo funciones mínimas, número de capas, tipo de fabricación, tipo de componentes y tecnología de montaje, circuitos de referencia charlados en clase, etc.</text:span></text:p>
      <text:p text:style-name="P2"><text:span text:style-name="T26">Requisitos comunes a todos: </text:span></text:p>
      <text:list text:style-name="L3">
        <text:list-item>
          <text:p text:style-name="P3"><text:span text:style-name="T26">Licencia abierta (se tiene que poder publicar los archivos KiCad y la funcionalidad del circuito).</text:span></text:p>
        </text:list-item>
        <text:list-item>
          <text:p text:style-name="P3"><text:span text:style-name="T26">Utilizar Kicad 4.0.x. </text:span></text:p>
        </text:list-item>
        <text:list-item>
          <text:p text:style-name="P3"><text:span text:style-name="T26">Consolidar toda la documentación en forma organizada dentro del directorio de proyecto de KiCad.</text:span></text:p>
        </text:list-item>
        <text:list-item>
          <text:p text:style-name="P3"><text:span text:style-name="T26">Aplicar una licencia o aclarar el Copyright.</text:span></text:p>
        </text:list-item>
        <text:list-item>
          <text:p text:style-name="P3"><text:span text:style-name="T26">Considerar en cada caso, los aspectos vistos referente a documentación.</text:span></text:p>
        </text:list-item>
        <text:list-item>
          <text:p text:style-name="P3"><text:span text:style-name="T26">Realizar diseño jerárquico salvo en circuitos muy pequeños.</text:span></text:p>
        </text:list-item>
        <text:list-item>
          <text:p text:style-name="P3"><text:span text:style-name="T26">Siempre que sea posible, considerar para los diseños componentes que se consigan en el mercado local.</text:span></text:p>
        </text:list-item>
        <text:list-item>
          <text:p text:style-name="P3"><text:span text:style-name="T26">Se utilizará como proveedor de referencia a Mayer (para las reglas de diseño). </text:span></text:p>
        </text:list-item>
        <text:list-item>
          <text:p text:style-name="P3"><text:span text:style-name="T26">Indicar que tipo/calidad de placa se considera para el diseño, intentando siempre que sea posible, seleccionar la de menor costo. </text:span></text:p>
        </text:list-item>
      </text:list>
      <text:p text:style-name="P4"><text:span text:style-name="T27"/></text:p>
      <text:p text:style-name="P4"><text:span text:style-name="T27"/></text:p>
      <text:p text:style-name="P4"><text:span text:style-name="T28">Tareas y Alcance:</text:span></text:p>
      <text:p text:style-name="P4"><text:span text:style-name="T29">Indicar hasta donde se pretende llegar con el diseño y que tareas involucra. Por ejemplo:</text:span></text:p>
      <text:list text:style-name="L5">
        <text:list-item>
          <text:p text:style-name="P5"><text:span text:style-name="T29">Búsqueda de esquemáticos de referencia. (Obligatorio)</text:span></text:p>
        </text:list-item>
        <text:list-item>
          <text:p text:style-name="P5"><text:span text:style-name="T29">Adaptaciones de esquemático. </text:span></text:p>
        </text:list-item>
        <text:list-item>
          <text:p text:style-name="P5"><text:span text:style-name="T29">Ingreso de esquemático a Kicad. (Obligatorio)</text:span></text:p>
        </text:list-item>
        <text:list-item>
          <text:p text:style-name="P5"><text:span text:style-name="T29">Revisión del esquemático por un tercero. (Obligatorio)</text:span></text:p>
        </text:list-item>
        <text:list-item>
          <text:p text:style-name="P5"><text:span text:style-name="T29">Cálculo de presupuesto y proveedores de componentes.<text:s text:c="2"/>(Obligatorio)</text:span></text:p>
        </text:list-item>
        <text:list-item>
          <text:p text:style-name="P5"><text:span text:style-name="T29">Selección de footprints. (Obligatorio)</text:span></text:p>
        </text:list-item>
        <text:list-item>
          <text:p text:style-name="P5"><text:span text:style-name="T29">Ubicación de componentes. (Necesario para una buena calificación)</text:span></text:p>
        </text:list-item>
        <text:list-item>
          <text:p text:style-name="P5"><text:span text:style-name="T29">Ruteo. (Depende lo acordado)</text:span></text:p>
        </text:list-item>
        <text:list-item>
          <text:p text:style-name="P5"><text:span text:style-name="T29">Generación de Gerbers.<text:s text:c="2"/>(Depende lo acordado)</text:span></text:p>
        </text:list-item>
        <text:list-item>
          <text:p text:style-name="P5"><text:span text:style-name="T29">Fabricación de prototipo. (Depende lo acordado, normalmente no se incluye)</text:span></text:p>
        </text:list-item>
        <text:list-item>
          <text:p text:style-name="P5"><text:span text:style-name="T29">Validación funcional. (Depende lo acordado,<text:s text:c="2"/>normalmente no se incluye)</text:span></text:p>
        </text:list-item>
      </text:list>
      <text:p text:style-name="P6"><text:span text:style-name="T30"/></text:p>
      <text:p text:style-name="P6"><text:span text:style-name="T30"/></text:p>
      <text:p text:style-name="P6"><text:span text:style-name="T31">Enlaces:</text:span></text:p>
      <text:p text:style-name="P6"><text:a xlink:href="https://espressif.com/en/producttype/esp-wroom-32"><text:span text:style-name="T32">https://espressif.com/en/producttype/esp-wroom-32</text:span></text:a><text:span text:style-name="T33"/></text:p>
      <text:p text:style-name="P6"><text:span text:style-name="T33"/></text:p>
      <text:p text:style-name="P6"><text:span text:style-name="T34">Imágenes:</text:span></text:p>
      <text:p text:style-name="P6"><text:span text:style-name="T35">Colocar imágenes ilustrativas, por ejemplo diseño o estado actual, producto similar o a copiar, etc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